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imes New Roman'" style:font-family-generic="roman" style:font-pitch="variable" fo:font-size="58pt" fo:font-weight="bold"/>
    </style:style>
    <style:style style:name="P3" style:family="paragraph">
      <style:paragraph-properties fo:margin-left="0.6cm" fo:margin-right="0cm" fo:text-indent="-0.6cm"/>
      <style:text-properties fo:font-size="20pt"/>
    </style:style>
    <style:style style:name="P4" style:family="paragraph">
      <style:paragraph-properties fo:margin-left="0.6cm" fo:margin-right="0cm" fo:text-indent="-0.6cm"/>
    </style:style>
    <style:style style:name="T1" style:family="text">
      <style:text-properties fo:font-family="'Arial Black'" style:font-family-generic="swiss" style:font-pitch="variable" fo:font-size="60pt" fo:font-weight="bold"/>
    </style:style>
    <style:style style:name="T2" style:family="text">
      <style:text-properties fo:font-family="'Arial Black'" style:font-family-generic="swiss" style:font-pitch="variable" fo:font-size="60pt" fo:font-weight="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Duchu </text:span><text:span text:style-name="T2">Święty</text:span><text:span text:style-name="T2"><text:line-break/></text:span><text:span text:style-name="T2">- Duchu Święty</text:span><text:span text:style-name="T2"><text:line-break/></text:span><text:span text:style-name="T2">powiej wiatrem</text:span><text:span text:style-name="T2"><text:line-break/></text:span><text:span text:style-name="T2">- powiej wiatrem</text:span><text:span text:style-name="T2"><text:line-break/></text:span><text:span text:style-name="T1">I z mocą na nas zstąp.</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Bądź miłością</text:span><text:span text:style-name="T1"><text:line-break/></text:span><text:span text:style-name="T1">- Bądź miłością</text:span><text:span text:style-name="T1"><text:line-break/></text:span><text:span text:style-name="T1">w naszych sercach</text:span><text:span text:style-name="T1"><text:line-break/></text:span><text:span text:style-name="T1">- w naszych sercach</text:span><text:span text:style-name="T1"><text:line-break/></text:span><text:span text:style-name="T1">Światłem ogarnij nas.</text:span></text:p>
          </draw:text-box>
        </draw:frame>
        <presentation:notes draw:style-name="dp2">
          <draw:page-thumbnail draw:style-name="gr1" draw:layer="layout" svg:width="13.586cm" svg:height="11.136cm" svg:x="3.705cm" svg:y="2.256cm" draw:page-number="2"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Daj nowe oczy,</text:span><text:span text:style-name="T1"><text:line-break/></text:span><text:span text:style-name="T1">ześlij swój ogień</text:span><text:span text:style-name="T1"><text:line-break/></text:span><text:span text:style-name="T1">I jedność</text:span><text:span text:style-name="T1"><text:line-break/></text:span><text:span text:style-name="T1">z Tobą daj. /x2</text:span></text:p>
          </draw:text-box>
        </draw:frame>
        <presentation:notes draw:style-name="dp2">
          <draw:page-thumbnail draw:style-name="gr1" draw:layer="layout" svg:width="13.586cm" svg:height="11.136cm" svg:x="3.705cm" svg:y="2.256cm" draw:page-number="3"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Z czterech wiatrów</text:span><text:span text:style-name="T1"><text:line-break/></text:span><text:span text:style-name="T1">- z czterech wiatrów</text:span><text:span text:style-name="T1"><text:line-break/></text:span><text:span text:style-name="T1">przybądź Duchu</text:span><text:span text:style-name="T1"><text:line-break/></text:span><text:span text:style-name="T1">- przybądź Duchu</text:span><text:span text:style-name="T1"><text:line-break/></text:span><text:span text:style-name="T1">Powiej mocą, ożyw nas.</text:span></text:p>
          </draw:text-box>
        </draw:frame>
        <presentation:notes draw:style-name="dp2">
          <draw:page-thumbnail draw:style-name="gr1" draw:layer="layout" svg:width="13.586cm" svg:height="11.136cm" svg:x="3.705cm" svg:y="2.256cm" draw:page-number="4"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draw:frame presentation:style-name="pr1" draw:text-style-name="P2" draw:layer="layout" svg:width="28cm" svg:height="21cm" svg:x="-0.001cm" svg:y="-0.001cm" presentation:class="title" presentation:user-transformed="true">
          <draw:text-box>
            <text:p text:style-name="P1"><text:span text:style-name="T1">Bądź wolnością</text:span><text:span text:style-name="T1"><text:line-break/></text:span><text:span text:style-name="T1">- bądź wolnością</text:span><text:span text:style-name="T1"><text:line-break/></text:span><text:span text:style-name="T1">w naszych sercach</text:span><text:span text:style-name="T1"><text:line-break/></text:span><text:span text:style-name="T1">- w naszych sercach</text:span><text:span text:style-name="T1"><text:line-break/></text:span><text:span text:style-name="T2">Życiem wypełnij nas</text:span></text:p>
          </draw:text-box>
        </draw:frame>
        <presentation:notes draw:style-name="dp2">
          <draw:page-thumbnail draw:style-name="gr1" draw:layer="layout" svg:width="13.586cm" svg:height="11.136cm" svg:x="3.705cm" svg:y="2.256cm" draw:page-number="5"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draw:frame presentation:style-name="pr1" draw:text-style-name="P2" draw:layer="layout" svg:width="28cm" svg:height="21cm" svg:x="0cm" svg:y="0cm" presentation:class="title" presentation:user-transformed="true">
          <draw:text-box>
            <text:p text:style-name="P1"><text:span text:style-name="T1">Daj nowe oczy,</text:span><text:span text:style-name="T1"><text:line-break/></text:span><text:span text:style-name="T1">ześlij swój ogień</text:span><text:span text:style-name="T1"><text:line-break/></text:span><text:span text:style-name="T1">I jedność</text:span><text:span text:style-name="T1"><text:line-break/></text:span><text:span text:style-name="T1">z Tobą daj. /x2</text:span></text:p>
          </draw:text-box>
        </draw:frame>
        <presentation:notes draw:style-name="dp2">
          <draw:page-thumbnail draw:style-name="gr1" draw:layer="layout" svg:width="13.586cm" svg:height="11.136cm" svg:x="3.705cm" svg:y="2.256cm" draw:page-number="6"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pl" fo:country="PL" style:font-family-asian="'Courier New'" style:font-family-generic-asian="modern" style:font-pitch-asian="fixed" style:language-asian="zxx" style:country-asian="none"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pl" fo:country="PL" fo:font-style="italic" style:font-family-asian="'Lucida Sans Unicode'" style:font-pitch-asian="variable" style:language-asian="zxx" style:country-asian="none"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pl" fo:country="PL" style:font-family-asian="'Lucida Sans Unicode'" style:font-pitch-asian="variable" style:language-asian="zxx" style:country-asian="none" style:font-family-complex="Tahoma"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7T18:21:17</meta:creation-date>
    <dc:date>2013-05-07T17:48:18.60</dc:date>
    <dc:language>en-US</dc:language>
    <meta:editing-cycles>19</meta:editing-cycles>
    <meta:editing-duration>PT15M33S</meta:editing-duration>
    <meta:document-statistic meta:object-count="33"/>
    <meta:user-defined meta:name="Info 1"/>
    <meta:user-defined meta:name="Info 2"/>
    <meta:user-defined meta:name="Info 3"/>
    <meta:user-defined meta:name="Info 4"/>
  </office:meta>
</office:document-meta>
</file>